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aille de cache</text:p>
          </table:table-cell>
          <table:table-cell office:value-type="string" calcext:value-type="string">
            <text:p>IPC A15 Dij l</text:p>
          </table:table-cell>
          <table:table-cell office:value-type="string" calcext:value-type="string">
            <text:p>Surface A15</text:p>
          </table:table-cell>
          <table:table-cell office:value-type="string" calcext:value-type="string">
            <text:p>Efficacité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563" calcext:value-type="float">
            <text:p>2,563</text:p>
          </table:table-cell>
          <table:table-cell table:formula="of:=[.B3]/[.C3]" office:value-type="float" office:value="0.260319937573156" calcext:value-type="float">
            <text:p>0,260319937573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72" calcext:value-type="float">
            <text:p>0,6872</text:p>
          </table:table-cell>
          <table:table-cell office:value-type="float" office:value="2.554" calcext:value-type="float">
            <text:p>2,554</text:p>
          </table:table-cell>
          <table:table-cell table:formula="of:=[.B4]/[.C4]" office:value-type="float" office:value="0.269068128425998" calcext:value-type="float">
            <text:p>0,2690681284259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924" calcext:value-type="float">
            <text:p>0,7924</text:p>
          </table:table-cell>
          <table:table-cell office:value-type="float" office:value="2.567" calcext:value-type="float">
            <text:p>2,567</text:p>
          </table:table-cell>
          <table:table-cell table:formula="of:=[.B5]/[.C5]" office:value-type="float" office:value="0.308687183482665" calcext:value-type="float">
            <text:p>0,3086871834826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324" calcext:value-type="float">
            <text:p>0,8324</text:p>
          </table:table-cell>
          <table:table-cell office:value-type="float" office:value="2.571" calcext:value-type="float">
            <text:p>2,571</text:p>
          </table:table-cell>
          <table:table-cell table:formula="of:=[.B6]/[.C6]" office:value-type="float" office:value="0.323765071956437" calcext:value-type="float">
            <text:p>0,3237650719564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452" calcext:value-type="float">
            <text:p>0,8452</text:p>
          </table:table-cell>
          <table:table-cell office:value-type="float" office:value="2.613" calcext:value-type="float">
            <text:p>2,613</text:p>
          </table:table-cell>
          <table:table-cell table:formula="of:=[.B7]/[.C7]" office:value-type="float" office:value="0.323459624952162" calcext:value-type="float">
            <text:p>0,323459624952162</text:p>
          </table:table-cell>
        </table:table-row>
        <table:table-row table:style-name="ro1">
          <table:table-cell/>
          <table:table-cell office:value-type="string" calcext:value-type="string">
            <text:p>IPC A15 Dij 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28" calcext:value-type="float">
            <text:p>0,6528</text:p>
          </table:table-cell>
          <table:table-cell office:value-type="float" office:value="2.563" calcext:value-type="float">
            <text:p>2,563</text:p>
          </table:table-cell>
          <table:table-cell table:formula="of:=[.B10]/[.C11]" office:value-type="float" office:value="0.255599060297572" calcext:value-type="float">
            <text:p>0,2555990602975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4" calcext:value-type="float">
            <text:p>0,674</text:p>
          </table:table-cell>
          <table:table-cell office:value-type="float" office:value="2.554" calcext:value-type="float">
            <text:p>2,554</text:p>
          </table:table-cell>
          <table:table-cell table:formula="of:=[.B11]/[.C12]" office:value-type="float" office:value="0.262563303467082" calcext:value-type="float">
            <text:p>0,262563303467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71" calcext:value-type="float">
            <text:p>0,7671</text:p>
          </table:table-cell>
          <table:table-cell office:value-type="float" office:value="2.567" calcext:value-type="float">
            <text:p>2,567</text:p>
          </table:table-cell>
          <table:table-cell table:formula="of:=[.B12]/[.C13]" office:value-type="float" office:value="0.298366394399066" calcext:value-type="float">
            <text:p>0,2983663943990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35" calcext:value-type="float">
            <text:p>0,8035</text:p>
          </table:table-cell>
          <table:table-cell office:value-type="float" office:value="2.571" calcext:value-type="float">
            <text:p>2,571</text:p>
          </table:table-cell>
          <table:table-cell table:formula="of:=[.B13]/[.C14]" office:value-type="float" office:value="0.307500956754688" calcext:value-type="float">
            <text:p>0,3075009567546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45" calcext:value-type="float">
            <text:p>0,8245</text:p>
          </table:table-cell>
          <table:table-cell office:value-type="float" office:value="2.613" calcext:value-type="float">
            <text:p>2,613</text:p>
          </table:table-cell>
          <table:table-cell table:formula="of:=[.B14]/[.C14]" office:value-type="float" office:value="0.315537696134711" calcext:value-type="float">
            <text:p>0,315537696134711</text:p>
          </table:table-cell>
        </table:table-row>
        <table:table-row table:style-name="ro1">
          <table:table-cell/>
          <table:table-cell office:value-type="string" calcext:value-type="string">
            <text:p>IPC A7 Dij 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02" calcext:value-type="float">
            <text:p>0,3802</text:p>
          </table:table-cell>
          <table:table-cell office:value-type="float" office:value="0.519" calcext:value-type="float">
            <text:p>0,519</text:p>
          </table:table-cell>
          <table:table-cell table:formula="of:=[.B16]/[.C16]" office:value-type="float" office:value="0.732562620423892" calcext:value-type="float">
            <text:p>0,7325626204238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88" calcext:value-type="float">
            <text:p>0,3988</text:p>
          </table:table-cell>
          <table:table-cell office:value-type="float" office:value="0.531" calcext:value-type="float">
            <text:p>0,531</text:p>
          </table:table-cell>
          <table:table-cell table:formula="of:=[.B17]/[.C17]" office:value-type="float" office:value="0.751035781544256" calcext:value-type="float">
            <text:p>0,751035781544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523" calcext:value-type="float">
            <text:p>0,523</text:p>
          </table:table-cell>
          <table:table-cell table:formula="of:=[.B18]/[.C18]" office:value-type="float" office:value="0.956022944550669" calcext:value-type="float">
            <text:p>0,9560229445506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103" calcext:value-type="float">
            <text:p>0,5103</text:p>
          </table:table-cell>
          <table:table-cell office:value-type="float" office:value="0.537" calcext:value-type="float">
            <text:p>0,537</text:p>
          </table:table-cell>
          <table:table-cell table:formula="of:=[.B19]/[.C19]" office:value-type="float" office:value="0.950279329608938" calcext:value-type="float">
            <text:p>0,9502793296089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97" calcext:value-type="float">
            <text:p>0,5197</text:p>
          </table:table-cell>
          <table:table-cell office:value-type="float" office:value="0.543" calcext:value-type="float">
            <text:p>0,543</text:p>
          </table:table-cell>
          <table:table-cell table:formula="of:=[.B20]/[.C20]" office:value-type="float" office:value="0.957090239410681" calcext:value-type="float">
            <text:p>0,9570902394106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66" calcext:value-type="float">
            <text:p>0,5366</text:p>
          </table:table-cell>
          <table:table-cell office:value-type="float" office:value="0.587" calcext:value-type="float">
            <text:p>0,587</text:p>
          </table:table-cell>
          <table:table-cell table:formula="of:=[.B21]/[.C21]" office:value-type="float" office:value="0.914139693356048" calcext:value-type="float">
            <text:p>0,914139693356048</text:p>
          </table:table-cell>
        </table:table-row>
        <table:table-row table:style-name="ro1">
          <table:table-cell/>
          <table:table-cell office:value-type="string" calcext:value-type="string">
            <text:p>IPC A7 Dij 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74" calcext:value-type="float">
            <text:p>0,3774</text:p>
          </table:table-cell>
          <table:table-cell office:value-type="float" office:value="0.519" calcext:value-type="float">
            <text:p>0,519</text:p>
          </table:table-cell>
          <table:table-cell table:formula="of:=[.B23]/[.C23]" office:value-type="float" office:value="0.727167630057804" calcext:value-type="float">
            <text:p>0,727167630057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51" calcext:value-type="float">
            <text:p>0,3951</text:p>
          </table:table-cell>
          <table:table-cell office:value-type="float" office:value="0.531" calcext:value-type="float">
            <text:p>0,531</text:p>
          </table:table-cell>
          <table:table-cell table:formula="of:=[.B24]/[.C24]" office:value-type="float" office:value="0.744067796610169" calcext:value-type="float">
            <text:p>0,744067796610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71" calcext:value-type="float">
            <text:p>0,4871</text:p>
          </table:table-cell>
          <table:table-cell office:value-type="float" office:value="0.523" calcext:value-type="float">
            <text:p>0,523</text:p>
          </table:table-cell>
          <table:table-cell table:formula="of:=[.B25]/[.C25]" office:value-type="float" office:value="0.931357552581262" calcext:value-type="float">
            <text:p>0,9313575525812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77" calcext:value-type="float">
            <text:p>0,4977</text:p>
          </table:table-cell>
          <table:table-cell office:value-type="float" office:value="0.537" calcext:value-type="float">
            <text:p>0,537</text:p>
          </table:table-cell>
          <table:table-cell table:formula="of:=[.B26]/[.C26]" office:value-type="float" office:value="0.9268156424581" calcext:value-type="float">
            <text:p>0,92681564245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067" calcext:value-type="float">
            <text:p>0,5067</text:p>
          </table:table-cell>
          <table:table-cell office:value-type="float" office:value="0.543" calcext:value-type="float">
            <text:p>0,543</text:p>
          </table:table-cell>
          <table:table-cell table:formula="of:=[.B27]/[.C27]" office:value-type="float" office:value="0.933149171270718" calcext:value-type="float">
            <text:p>0,9331491712707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219" calcext:value-type="float">
            <text:p>0,5219</text:p>
          </table:table-cell>
          <table:table-cell office:value-type="float" office:value="0.587" calcext:value-type="float">
            <text:p>0,587</text:p>
          </table:table-cell>
          <table:table-cell table:formula="of:=[.B28]/[.C28]" office:value-type="float" office:value="0.889097103918228" calcext:value-type="float">
            <text:p>0,889097103918228</text:p>
          </table:table-cell>
        </table:table-row>
        <table:table-row table:style-name="ro1">
          <table:table-cell/>
          <table:table-cell office:value-type="string" calcext:value-type="string">
            <text:p>IPC A15 B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86" calcext:value-type="float">
            <text:p>0,4286</text:p>
          </table:table-cell>
          <table:table-cell office:value-type="float" office:value="2.563" calcext:value-type="float">
            <text:p>2,563</text:p>
          </table:table-cell>
          <table:table-cell table:formula="of:=[.B31]/[.C32]" office:value-type="float" office:value="0.167815191855912" calcext:value-type="float">
            <text:p>0,1678151918559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47" calcext:value-type="float">
            <text:p>0,4347</text:p>
          </table:table-cell>
          <table:table-cell office:value-type="float" office:value="2.554" calcext:value-type="float">
            <text:p>2,554</text:p>
          </table:table-cell>
          <table:table-cell table:formula="of:=[.B32]/[.C33]" office:value-type="float" office:value="0.169341643942345" calcext:value-type="float">
            <text:p>0,169341643942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392" calcext:value-type="float">
            <text:p>0,4392</text:p>
          </table:table-cell>
          <table:table-cell office:value-type="float" office:value="2.567" calcext:value-type="float">
            <text:p>2,567</text:p>
          </table:table-cell>
          <table:table-cell table:formula="of:=[.B33]/[.C34]" office:value-type="float" office:value="0.170828471411902" calcext:value-type="float">
            <text:p>0,1708284714119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25" calcext:value-type="float">
            <text:p>0,4425</text:p>
          </table:table-cell>
          <table:table-cell office:value-type="float" office:value="2.571" calcext:value-type="float">
            <text:p>2,571</text:p>
          </table:table-cell>
          <table:table-cell table:formula="of:=[.B34]/[.C35]" office:value-type="float" office:value="0.169345579793341" calcext:value-type="float">
            <text:p>0,1693455797933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484" calcext:value-type="float">
            <text:p>0,4484</text:p>
          </table:table-cell>
          <table:table-cell office:value-type="float" office:value="2.613" calcext:value-type="float">
            <text:p>2,613</text:p>
          </table:table-cell>
          <table:table-cell table:formula="of:=[.B35]/[.C35]" office:value-type="float" office:value="0.171603520857252" calcext:value-type="float">
            <text:p>0,171603520857252</text:p>
          </table:table-cell>
        </table:table-row>
        <table:table-row table:style-name="ro1">
          <table:table-cell/>
          <table:table-cell office:value-type="string" calcext:value-type="string">
            <text:p>IPC A7 B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79" calcext:value-type="float">
            <text:p>0,2679</text:p>
          </table:table-cell>
          <table:table-cell office:value-type="float" office:value="0.519" calcext:value-type="float">
            <text:p>0,519</text:p>
          </table:table-cell>
          <table:table-cell table:formula="of:=[.B37]/[.C37]" office:value-type="float" office:value="0.516184971098266" calcext:value-type="float">
            <text:p>0,5161849710982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83" calcext:value-type="float">
            <text:p>0,2983</text:p>
          </table:table-cell>
          <table:table-cell office:value-type="float" office:value="0.531" calcext:value-type="float">
            <text:p>0,531</text:p>
          </table:table-cell>
          <table:table-cell table:formula="of:=[.B38]/[.C38]" office:value-type="float" office:value="0.561770244821092" calcext:value-type="float">
            <text:p>0,5617702448210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1" calcext:value-type="float">
            <text:p>0,301</text:p>
          </table:table-cell>
          <table:table-cell office:value-type="float" office:value="0.523" calcext:value-type="float">
            <text:p>0,523</text:p>
          </table:table-cell>
          <table:table-cell table:formula="of:=[.B39]/[.C39]" office:value-type="float" office:value="0.575525812619503" calcext:value-type="float">
            <text:p>0,5755258126195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034" calcext:value-type="float">
            <text:p>0,3034</text:p>
          </table:table-cell>
          <table:table-cell office:value-type="float" office:value="0.537" calcext:value-type="float">
            <text:p>0,537</text:p>
          </table:table-cell>
          <table:table-cell table:formula="of:=[.B40]/[.C40]" office:value-type="float" office:value="0.564990689013035" calcext:value-type="float">
            <text:p>0,564990689013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54" calcext:value-type="float">
            <text:p>0,3054</text:p>
          </table:table-cell>
          <table:table-cell office:value-type="float" office:value="0.543" calcext:value-type="float">
            <text:p>0,543</text:p>
          </table:table-cell>
          <table:table-cell table:formula="of:=[.B41]/[.C41]" office:value-type="float" office:value="0.562430939226519" calcext:value-type="float">
            <text:p>0,5624309392265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068" calcext:value-type="float">
            <text:p>0,3068</text:p>
          </table:table-cell>
          <table:table-cell office:value-type="float" office:value="0.587" calcext:value-type="float">
            <text:p>0,587</text:p>
          </table:table-cell>
          <table:table-cell table:formula="of:=[.B42]/[.C42]" office:value-type="float" office:value="0.522657580919932" calcext:value-type="float">
            <text:p>0,5226575809199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3T14:23:14.272339062</meta:creation-date>
    <dc:date>2022-03-03T16:19:40.329864326</dc:date>
    <meta:editing-duration>PT1H24M52S</meta:editing-duration>
    <meta:editing-cycles>4</meta:editing-cycles>
    <meta:generator>LibreOffice/7.2.5.2.0$Linux_X86_64 LibreOffice_project/711f8d38e9451cd2fd39b6963d2a3fc166f04cb1</meta:generator>
    <meta:document-statistic meta:table-count="1" meta:cell-count="144" meta:object-count="0"/>
  </office:meta>
</office:document-meta>
</file>